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size="14pt" style:font-size-asian="14pt" style:text-underline-type="double" style:text-underline-style="solid" style:text-underline-width="auto" style:text-underline-mode="continuous"/>
    </style:style>
    <style:style style:name="P2" style:parent-style-name="Normal" style:family="paragraph">
      <style:paragraph-properties fo:text-align="center" fo:margin-bottom="0in"/>
    </style:style>
    <style:style style:name="TableColumn4" style:family="table-column">
      <style:table-column-properties style:column-width="6.2611in"/>
    </style:style>
    <style:style style:name="Table3" style:family="table">
      <style:table-properties style:width="6.261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text-align="center" fo:margin-bottom="0in"/>
      <style:text-properties fo:font-weight="bold" style:font-weight-asian="bold"/>
    </style:style>
    <style:style style:name="P15" style:parent-style-name="Normal" style:family="paragraph">
      <style:paragraph-properties fo:margin-bottom="0in" fo:text-indent="0.1972in"/>
    </style:style>
    <style:style style:name="P16" style:parent-style-name="Normal" style:family="paragraph">
      <style:paragraph-properties fo:margin-bottom="0in"/>
    </style:style>
    <style:style style:name="P17" style:parent-style-name="Normal" style:family="paragraph">
      <style:paragraph-properties fo:text-align="center" fo:margin-bottom="0in"/>
      <style:text-properties fo:font-weight="bold" style:font-weight-asian="bold"/>
    </style:style>
    <style:style style:name="P18" style:parent-style-name="Normal" style:family="paragraph">
      <style:paragraph-properties fo:margin-bottom="0in" fo:text-indent="0.1972in"/>
    </style:style>
    <style:style style:name="P19" style:parent-style-name="Normal" style:family="paragraph">
      <style:paragraph-properties fo:margin-bottom="0in" fo:text-indent="0.1972in"/>
    </style:style>
    <style:style style:name="P20" style:parent-style-name="Normal" style:family="paragraph">
      <style:paragraph-properties fo:margin-bottom="0in"/>
    </style:style>
    <style:style style:name="P21" style:parent-style-name="Normal" style:family="paragraph">
      <style:paragraph-properties fo:text-align="center" fo:margin-bottom="0in"/>
      <style:text-properties fo:font-weight="bold" style:font-weight-asian="bold"/>
    </style:style>
    <style:style style:name="P22" style:parent-style-name="Normal" style:family="paragraph">
      <style:paragraph-properties fo:margin-bottom="0in" fo:text-indent="0.1972in"/>
    </style:style>
    <style:style style:name="P23" style:parent-style-name="Normal" style:family="paragraph">
      <style:paragraph-properties fo:margin-bottom="0in" fo:text-indent="0.1972in"/>
    </style:style>
    <style:style style:name="P24" style:parent-style-name="Normal" style:family="paragraph">
      <style:paragraph-properties fo:margin-bottom="0in" fo:text-indent="0.1972in"/>
    </style:style>
    <style:style style:name="P25" style:parent-style-name="Normal" style:family="paragraph">
      <style:paragraph-properties fo:margin-bottom="0in" fo:text-indent="0.1972in"/>
    </style:style>
    <style:style style:name="P26" style:parent-style-name="Normal" style:family="paragraph">
      <style:paragraph-properties fo:text-align="center" fo:margin-bottom="0in" fo:text-indent="0.1972in"/>
      <style:text-properties fo:font-weight="bold" style:font-weight-asian="bold"/>
    </style:style>
    <style:style style:name="P27" style:parent-style-name="Normal" style:family="paragraph">
      <style:paragraph-properties fo:margin-bottom="0in" fo:text-indent="0.1972in"/>
    </style:style>
    <style:style style:name="P28" style:parent-style-name="Normal" style:family="paragraph">
      <style:paragraph-properties fo:margin-bottom="0in" fo:text-indent="0.1972in"/>
    </style:style>
    <style:style style:name="P29" style:parent-style-name="Normal" style:family="paragraph">
      <style:paragraph-properties fo:margin-bottom="0in" fo:text-indent="0.1972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text-align="center" fo:margin-bottom="0in"/>
      <style:text-properties fo:font-weight="bold" style:font-weight-asian="bold"/>
    </style:style>
    <style:style style:name="P34" style:parent-style-name="Normal" style:family="paragraph">
      <style:paragraph-properties fo:margin-bottom="0in" fo:text-indent="0.1972in"/>
    </style:style>
    <style:style style:name="P35" style:parent-style-name="Normal" style:family="paragraph">
      <style:paragraph-properties fo:margin-bottom="0in"/>
    </style:style>
    <style:style style:name="P36" style:parent-style-name="ListParagraph" style:list-style-name="LFO1" style:family="paragraph">
      <style:paragraph-properties fo:margin-bottom="0in"/>
    </style:style>
    <style:style style:name="P37" style:parent-style-name="ListParagraph" style:list-style-name="LFO1" style:family="paragraph">
      <style:paragraph-properties fo:margin-bottom="0in"/>
    </style:style>
    <style:style style:name="P38" style:parent-style-name="ListParagraph" style:list-style-name="LFO1" style:family="paragraph">
      <style:paragraph-properties fo:margin-bottom="0in"/>
    </style:style>
    <style:style style:name="P39" style:parent-style-name="ListParagraph" style:list-style-name="LFO1" style:family="paragraph">
      <style:paragraph-properties fo:margin-bottom="0in"/>
    </style:style>
    <style:style style:name="P40" style:parent-style-name="ListParagraph" style:list-style-name="LFO1"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fo:text-indent="0.1972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fo:text-indent="0.1972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fo:text-indent="0.1972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fo:text-indent="0.1972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fo:text-indent="0.1972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text-align="center" fo:margin-bottom="0in"/>
      <style:text-properties fo:font-weight="bold" style:font-weight-asian="bold"/>
    </style:style>
    <style:style style:name="P59" style:parent-style-name="Normal" style:family="paragraph">
      <style:paragraph-properties fo:margin-bottom="0in"/>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text-align="center" fo:margin-bottom="0in"/>
      <style:text-properties fo:font-weight="bold" style:font-weight-asian="bold"/>
    </style:style>
    <style:style style:name="P65" style:parent-style-name="Normal" style:family="paragraph">
      <style:paragraph-properties fo:margin-bottom="0in"/>
      <style:text-properties fo:font-weight="bold" style:font-weight-asian="bold"/>
    </style:style>
    <style:style style:name="P66" style:parent-style-name="Normal" style:family="paragraph">
      <style:paragraph-properties fo:margin-bottom="0in"/>
    </style:style>
  </office:automatic-styles>
  <office:body>
    <office:text text:use-soft-page-breaks="true">
      <text:p text:style-name="P1">MovieDB user manual</text:p>
      <text:p text:style-name="P2"/>
      <table:table table:style-name="Table3">
        <table:table-columns>
          <table:table-column table:style-name="TableColumn4"/>
        </table:table-columns>
        <table:table-row table:style-name="TableRow5">
          <table:table-cell table:style-name="TableCell6">
            <text:p text:style-name="P7">Minimum sdk version: 17</text:p>
            <text:p text:style-name="P8">Target sdk version: 23</text:p>
          </table:table-cell>
        </table:table-row>
      </table:table>
      <text:p text:style-name="P9"/>
      <text:p text:style-name="P10">Instructions for use:</text:p>
      <text:p text:style-name="P11">Movie DB is a movie and TV Show database app that gives you all the information you<text:s/>need.<text:s/></text:p>
      <text:p text:style-name="P12">The following are the instructions for use:</text:p>
      <text:p text:style-name="P13"/>
      <text:p text:style-name="P14">The Search bar:</text:p>
      <text:p text:style-name="P15">Type the name of a TV Show, Movie or Actor into the search bar and press the search button (located to the right of the search bar). A list of results will be displayed to you on your<text:s/>screen. You can scroll through these results and click on any of them to view more information.</text:p>
      <text:p text:style-name="P16"/>
      <text:p text:style-name="P17">View Movie:</text:p>
      <text:p text:style-name="P18">If you select a movie from a results page, you can see all of the information about that movie on that page.<text:s/></text:p>
      <text:p text:style-name="P19">At the bottom of the page there will<text:s/>be two buttons. The button on the left (a camera logo) if clicked, will bring you to a video player that will show the trailer for that movie. The button on the right (a star button) if pressed, will add that movie to your Favourite Movie List. If the movie is already added to your favourites, then pressing that button will remove the movie from your Favourites list.</text:p>
      <text:p text:style-name="P20"/>
      <text:p text:style-name="P21">View TV Show:</text:p>
      <text:p text:style-name="P22">If you select a TV show from a results page, you can see all of the information about that TV show on that page. <text:s/></text:p>
      <text:p text:style-name="P23">On the page<text:s/>there is a view seasons button. This button will open a screen slider viewer to view the seasons of that tv show. When you first press the button it will show you the information about the season and episodes in that season on the screen. If you swipe to the right you will see the information for the next season and so on. These pages are full screen info pages and the search bar and menu slider are disabled for these pages. To return back to the View TV show page just press the back button through the seasons until you have reached the view TV show page.</text:p>
      <text:p text:style-name="P24">At the bottom of the page there will be two buttons. The button on the left (a camera logo) if clicked, will bring you to a video player that will show video content for that TV show (if it exists). The button on the right (a star button) if pressed, will add that TV show to your Favourite TV Shows List. If the TV show is already added to your favourites, then pressing that button will remove the TV show from your Favourites list.</text:p>
      <text:p text:style-name="P25"/>
      <text:p text:style-name="P26">View Person:</text:p>
      <text:p text:style-name="P27">If you select<text:s/>a person from a results page, you can see all of the information about that person on that page. <text:s/></text:p>
      <text:p text:style-name="P28">On the page there is a view roles button. This button will bring you to a page a page with all of the roles that actor has been in. This role list will include and Movies they have acted in, TV shows they have acted in and also any movies or TV shows they have worked on as a producer/director etc. You can click on any of these movies or TV shows to view the information on them.</text:p>
      <text:p text:style-name="P29"/>
      <text:p text:style-name="P30"/>
      <text:p text:style-name="P31"/>
      <text:p text:style-name="P32"/>
      <text:p text:style-name="P33">Menu Side Bar:</text:p>
      <text:p text:style-name="P34">You can open<text:s/>the menu side bar by either swiping from the left hand side of the screen inwards or pressing the menu button (located on the left of the search bar).</text:p>
      <text:p text:style-name="P35">When the menu side bar opens you will be given 5 options.</text:p>
      <text:list text:style-name="LFO1" text:continue-numbering="true">
        <text:list-item>
          <text:p text:style-name="P36">Home</text:p>
        </text:list-item>
        <text:list-item>
          <text:p text:style-name="P37">Top Voted Movies</text:p>
        </text:list-item>
        <text:list-item>
          <text:p text:style-name="P38">Top voted TV Shows</text:p>
        </text:list-item>
        <text:list-item>
          <text:p text:style-name="P39">Favourite Movies</text:p>
        </text:list-item>
        <text:list-item>
          <text:p text:style-name="P40">Favourite TV Shows</text:p>
        </text:list-item>
      </text:list>
      <text:p text:style-name="P41"/>
      <text:p text:style-name="P42">Home:</text:p>
      <text:p text:style-name="P43">This will bring you back to the beginning. It will show you some results of top rated movies and will have the search bar at the top for searching.</text:p>
      <text:p text:style-name="P44"/>
      <text:p text:style-name="P45">Top Voted Movies:</text:p>
      <text:p text:style-name="P46">This will bring up a results page of the movies<text:s/>with the most votes.</text:p>
      <text:p text:style-name="P47"/>
      <text:p text:style-name="P48">Top Voted TV Shows:</text:p>
      <text:p text:style-name="P49">This will bring up a results page of the TV shows with the most votes.</text:p>
      <text:p text:style-name="P50"/>
      <text:p text:style-name="P51">Favourite Movies</text:p>
      <text:p text:style-name="P52">This will bring you to a results page that displays the movies that you have saved to your favourite movies list. This movie<text:s/>information is available offline. If you have not saved any movies to your favourite list, then you will be notified that there are no favourites to display.</text:p>
      <text:p text:style-name="P53"/>
      <text:p text:style-name="P54">Favourite TV Shows</text:p>
      <text:p text:style-name="P55">This will bring you to a results page that displays the TV shows that you have<text:s/>saved to your favourite movies list. This TV show information is available offline. If you have not saved any movies to your favourite list, then you will be notified that there are no favourites to display.</text:p>
      <text:p text:style-name="P56"/>
      <text:p text:style-name="P57"/>
      <text:p text:style-name="P58">Notification:</text:p>
      <text:p text:style-name="P59"/>
      <text:p text:style-name="P60">Sends a notification if a user hasn’t used the app within a certain amount of time. Currently set for every two hours for demo purposes only. Implemented using both a broadcast receiver and service.</text:p>
      <text:p text:style-name="P61"/>
      <text:p text:style-name="P62"/>
      <text:p text:style-name="P63"/>
      <text:p text:style-name="P64">Content Provider:</text:p>
      <text:p text:style-name="P65"/>
      <text:p text:style-name="P66">The movies table in the database is made accessible through the content provider. This has no real relevance to the app and was merely implemented for example purposes to show that we know how. A second contentProviderExample.apk accesses this content provider, showing a list of movies in the database belonging to MovieDB.ap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847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e Allen</meta:initial-creator>
    <dc:creator>Kevin O'Brien</dc:creator>
    <meta:creation-date>2016-05-01T14:30:00Z</meta:creation-date>
    <dc:date>2016-05-01T15:19:00Z</dc:date>
    <meta:template xlink:href="Normal" xlink:type="simple"/>
    <meta:editing-cycles>2</meta:editing-cycles>
    <meta:editing-duration>PT2820S</meta:editing-duration>
    <meta:document-statistic meta:page-count="2" meta:paragraph-count="9" meta:word-count="675" meta:character-count="4520" meta:row-count="32" meta:non-whitespace-character-count="3854"/>
  </office:meta>
</office:document-meta>
</file>